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k" table:style-name="ta1">
        <table:shapes>
          <draw:frame draw:z-index="0" draw:style-name="gr1" draw:text-style-name="P1" svg:width="12.75in" svg:height="3.5453in" svg:x="0.076in" svg:y="18.4681in">
            <draw:object draw:notify-on-update-of-ranges="guk.B1:guk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7.6166247339378" calcext:value-type="float">
            <text:p>-87.61662473393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4.81519691891" calcext:value-type="float">
            <text:p>-104.8151969189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14.844763405482" calcext:value-type="float">
            <text:p>-114.84476340548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4.400060451762" calcext:value-type="float">
            <text:p>-114.40006045176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9.266020594304" calcext:value-type="float">
            <text:p>-119.2660205943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3.495645880052" calcext:value-type="float">
            <text:p>-103.4956458800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4.037863292689" calcext:value-type="float">
            <text:p>-114.03786329268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6.282827956659" calcext:value-type="float">
            <text:p>-106.28282795665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06.703234278047" calcext:value-type="float">
            <text:p>-106.7032342780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3.050422023516" calcext:value-type="float">
            <text:p>-103.0504220235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17.903854087477" calcext:value-type="float">
            <text:p>-117.90385408747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9.907429361198" calcext:value-type="float">
            <text:p>-109.90742936119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03.074671324803" calcext:value-type="float">
            <text:p>-103.07467132480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24.970273496604" calcext:value-type="float">
            <text:p>-124.97027349660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12.387533975412" calcext:value-type="float">
            <text:p>-112.3875339754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2.029589584283" calcext:value-type="float">
            <text:p>-102.0295895842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12.245602571942" calcext:value-type="float">
            <text:p>-112.24560257194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4.640635854432" calcext:value-type="float">
            <text:p>-104.6406358544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01.624515741858" calcext:value-type="float">
            <text:p>-101.62451574185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5.087548805788" calcext:value-type="float">
            <text:p>-115.08754880578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11.739200516498" calcext:value-type="float">
            <text:p>-111.73920051649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9.219270107944" calcext:value-type="float">
            <text:p>-109.21927010794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16.420715039181" calcext:value-type="float">
            <text:p>-116.42071503918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9.284766120662" calcext:value-type="float">
            <text:p>-119.28476612066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09.605729684338" calcext:value-type="float">
            <text:p>-109.60572968433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0.419981097592" calcext:value-type="float">
            <text:p>-120.41998109759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08.254493506902" calcext:value-type="float">
            <text:p>-108.25449350690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06.913907634175" calcext:value-type="float">
            <text:p>-106.91390763417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07.829760727168" calcext:value-type="float">
            <text:p>-107.82976072716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91.5437796621814" calcext:value-type="float">
            <text:p>-91.543779662181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16.939310104078" calcext:value-type="float">
            <text:p>-116.93931010407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09.049424596071" calcext:value-type="float">
            <text:p>-109.04942459607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21.334148598788" calcext:value-type="float">
            <text:p>-121.33414859878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9.078727878155" calcext:value-type="float">
            <text:p>-119.07872787815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17.896289838532" calcext:value-type="float">
            <text:p>-117.89628983853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07.591863497689" calcext:value-type="float">
            <text:p>-107.59186349768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07.626799788652" calcext:value-type="float">
            <text:p>-107.62679978865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06.323932774169" calcext:value-type="float">
            <text:p>-106.32393277416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07.264978115435" calcext:value-type="float">
            <text:p>-107.26497811543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08.570117810898" calcext:value-type="float">
            <text:p>-108.57011781089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16.135824149994" calcext:value-type="float">
            <text:p>-116.13582414999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20.243814817747" calcext:value-type="float">
            <text:p>-120.24381481774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20.138137321719" calcext:value-type="float">
            <text:p>-120.13813732171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18.890026410548" calcext:value-type="float">
            <text:p>-118.89002641054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14.975058372225" calcext:value-type="float">
            <text:p>-114.9750583722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13.926559056794" calcext:value-type="float">
            <text:p>-113.92655905679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97.0251980106542" calcext:value-type="float">
            <text:p>-97.025198010654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07.293120666949" calcext:value-type="float">
            <text:p>-107.29312066694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96.8715588504031" calcext:value-type="float">
            <text:p>-96.871558850403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8.879694319018" calcext:value-type="float">
            <text:p>-118.8796943190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6.655220660061" calcext:value-type="float">
            <text:p>-106.6552206600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22.078231982563" calcext:value-type="float">
            <text:p>-122.07823198256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18.215009648092" calcext:value-type="float">
            <text:p>-118.21500964809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08.671296409818" calcext:value-type="float">
            <text:p>-108.67129640981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11.688360551023" calcext:value-type="float">
            <text:p>-111.68836055102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9.709531381483" calcext:value-type="float">
            <text:p>-119.70953138148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12.50691967607" calcext:value-type="float">
            <text:p>-112.5069196760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1.413384323966" calcext:value-type="float">
            <text:p>-111.41338432396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13.044665561728" calcext:value-type="float">
            <text:p>-113.04466556172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5.322279907116" calcext:value-type="float">
            <text:p>-115.32227990711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20.566906134271" calcext:value-type="float">
            <text:p>-120.56690613427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8.782498407175" calcext:value-type="float">
            <text:p>-118.78249840717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20.044739178257" calcext:value-type="float">
            <text:p>-120.04473917825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2.736411731814" calcext:value-type="float">
            <text:p>-112.73641173181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08.545297537741" calcext:value-type="float">
            <text:p>-108.54529753774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3.180107141675" calcext:value-type="float">
            <text:p>-113.18010714167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08.724750268071" calcext:value-type="float">
            <text:p>-108.72475026807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05.77620823797" calcext:value-type="float">
            <text:p>-105.7762082379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09.072988870504" calcext:value-type="float">
            <text:p>-109.07298887050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6.074057349486" calcext:value-type="float">
            <text:p>-116.07405734948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16.513421218168" calcext:value-type="float">
            <text:p>-116.51342121816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21.083041228532" calcext:value-type="float">
            <text:p>-121.08304122853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21.048165483035" calcext:value-type="float">
            <text:p>-121.04816548303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9.298745439738" calcext:value-type="float">
            <text:p>-119.29874543973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19.044966990887" calcext:value-type="float">
            <text:p>-119.04496699088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3.327304246674" calcext:value-type="float">
            <text:p>-113.32730424667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07.331934488376" calcext:value-type="float">
            <text:p>-107.3319344883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05.872532704537" calcext:value-type="float">
            <text:p>-105.87253270453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10.694670784445" calcext:value-type="float">
            <text:p>-110.69467078444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3.398872438394" calcext:value-type="float">
            <text:p>-113.39887243839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18.715680086418" calcext:value-type="float">
            <text:p>-118.71568008641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22.479246697096" calcext:value-type="float">
            <text:p>-122.47924669709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10.222853798771" calcext:value-type="float">
            <text:p>-110.22285379877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20.750768699414" calcext:value-type="float">
            <text:p>-120.75076869941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11.649543738683" calcext:value-type="float">
            <text:p>-111.64954373868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99.1329600975147" calcext:value-type="float">
            <text:p>-99.132960097514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97.2172284458136" calcext:value-type="float">
            <text:p>-97.217228445813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00.627171923503" calcext:value-type="float">
            <text:p>-100.62717192350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09.649545886358" calcext:value-type="float">
            <text:p>-109.6495458863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07.257066246002" calcext:value-type="float">
            <text:p>-107.25706624600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24.58081359893" calcext:value-type="float">
            <text:p>-124.5808135989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16.806062494295" calcext:value-type="float">
            <text:p>-116.80606249429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21.181395735686" calcext:value-type="float">
            <text:p>-121.18139573568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16.703290840117" calcext:value-type="float">
            <text:p>-116.70329084011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17.346548314526" calcext:value-type="float">
            <text:p>-117.34654831452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11.544786233594" calcext:value-type="float">
            <text:p>-111.54478623359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06.591871563484" calcext:value-type="float">
            <text:p>-106.59187156348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06.663928885354" calcext:value-type="float">
            <text:p>-106.66392888535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10.284111002638" calcext:value-type="float">
            <text:p>-110.28411100263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15.678604474649" calcext:value-type="float">
            <text:p>-115.678604474649</text:p>
          </table:table-cell>
          <table:table-cell/>
        </table:table-row>
        <table:table-row table:style-name="ro1">
          <table:table-cell/>
          <table:table-cell table:formula="of:=SUM([.B1:.B100])/100" office:value-type="float" office:value="-111.911765021588" calcext:value-type="float">
            <text:p>-111.911765021588</text:p>
          </table:table-cell>
          <table:table-cell table:formula="of:=MEDIAN([.B1:.B100])" office:value-type="float" office:value="-112.316568273677" calcext:value-type="float">
            <text:p>-112.3165682736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6:37:53.627383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1T16:38:38.848331742</dc:date>
    <meta:editing-duration>PT2M57S</meta:editing-duration>
    <meta:editing-cycles>3</meta:editing-cycles>
    <meta:generator>LibreOffice/6.4.7.2$Linux_X86_64 LibreOffice_project/40$Build-2</meta:generator>
    <meta:document-statistic meta:table-count="1" meta:cell-count="20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2.386cm" svg:height="9.006cm" xlink:href=".." xlink:type="simple" chart:class="chart:line" chart:style-name="ch1">
        <chart:plot-area chart:style-name="ch2" table:cell-range-address="guk.B1:guk.B100" svg:x="0.647cm" svg:y="0.18cm" svg:width="31.092cm" svg:height="8.646cm">
          <chartooo:coordinate-region svg:x="1.559cm" svg:y="0.379cm" svg:width="30.18cm" svg:height="8.24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guk.B1:guk.B100" chart:class="chart:line"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7.6166247339378">
                <text:p>-87.6166247339378</text:p>
                <draw:g>
                  <svg:desc>guk.B1:guk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4.81519691891">
                <text:p>-104.81519691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4.844763405482">
                <text:p>-114.844763405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4.400060451762">
                <text:p>-114.400060451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9.266020594304">
                <text:p>-119.266020594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3.495645880052">
                <text:p>-103.495645880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4.037863292689">
                <text:p>-114.037863292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6.282827956659">
                <text:p>-106.282827956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6.703234278047">
                <text:p>-106.703234278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3.050422023516">
                <text:p>-103.050422023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7.903854087477">
                <text:p>-117.903854087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9.907429361198">
                <text:p>-109.907429361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3.074671324803">
                <text:p>-103.074671324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24.970273496604">
                <text:p>-124.9702734966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2.387533975412">
                <text:p>-112.3875339754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2.029589584283">
                <text:p>-102.029589584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2.245602571942">
                <text:p>-112.2456025719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4.640635854432">
                <text:p>-104.640635854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1.624515741858">
                <text:p>-101.624515741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5.087548805788">
                <text:p>-115.087548805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1.739200516498">
                <text:p>-111.739200516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9.219270107944">
                <text:p>-109.2192701079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6.420715039181">
                <text:p>-116.420715039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19.284766120662">
                <text:p>-119.284766120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9.605729684338">
                <text:p>-109.605729684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0.419981097592">
                <text:p>-120.419981097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8.254493506902">
                <text:p>-108.2544935069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6.913907634175">
                <text:p>-106.913907634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7.829760727168">
                <text:p>-107.829760727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1.5437796621814">
                <text:p>-91.54377966218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16.939310104078">
                <text:p>-116.9393101040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9.049424596071">
                <text:p>-109.0494245960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1.334148598788">
                <text:p>-121.334148598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19.078727878155">
                <text:p>-119.078727878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17.896289838532">
                <text:p>-117.8962898385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7.591863497689">
                <text:p>-107.5918634976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7.626799788652">
                <text:p>-107.6267997886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6.323932774169">
                <text:p>-106.323932774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07.264978115435">
                <text:p>-107.2649781154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8.570117810898">
                <text:p>-108.5701178108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16.135824149994">
                <text:p>-116.1358241499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20.243814817747">
                <text:p>-120.2438148177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0.138137321719">
                <text:p>-120.1381373217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8.890026410548">
                <text:p>-118.8900264105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14.975058372225">
                <text:p>-114.975058372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13.926559056794">
                <text:p>-113.9265590567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7.0251980106542">
                <text:p>-97.0251980106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07.293120666949">
                <text:p>-107.2931206669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6.8715588504031">
                <text:p>-96.87155885040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8.879694319018">
                <text:p>-118.8796943190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6.655220660061">
                <text:p>-106.6552206600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2.078231982563">
                <text:p>-122.0782319825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8.215009648092">
                <text:p>-118.2150096480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8.671296409818">
                <text:p>-108.671296409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1.688360551023">
                <text:p>-111.688360551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9.709531381483">
                <text:p>-119.7095313814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2.50691967607">
                <text:p>-112.50691967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1.413384323966">
                <text:p>-111.413384323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13.044665561728">
                <text:p>-113.0446655617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5.322279907116">
                <text:p>-115.3222799071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0.566906134271">
                <text:p>-120.5669061342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8.782498407175">
                <text:p>-118.782498407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20.044739178257">
                <text:p>-120.0447391782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2.736411731814">
                <text:p>-112.7364117318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8.545297537741">
                <text:p>-108.5452975377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3.180107141675">
                <text:p>-113.1801071416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8.724750268071">
                <text:p>-108.724750268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05.77620823797">
                <text:p>-105.776208237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9.072988870504">
                <text:p>-109.0729888705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6.074057349486">
                <text:p>-116.0740573494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6.513421218168">
                <text:p>-116.5134212181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1.083041228532">
                <text:p>-121.0830412285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1.048165483035">
                <text:p>-121.0481654830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9.298745439738">
                <text:p>-119.2987454397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9.044966990887">
                <text:p>-119.0449669908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13.327304246674">
                <text:p>-113.3273042466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7.331934488376">
                <text:p>-107.3319344883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5.872532704537">
                <text:p>-105.8725327045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10.694670784445">
                <text:p>-110.6946707844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3.398872438394">
                <text:p>-113.3988724383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8.715680086418">
                <text:p>-118.7156800864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22.479246697096">
                <text:p>-122.4792466970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0.222853798771">
                <text:p>-110.2228537987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20.750768699414">
                <text:p>-120.750768699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1.649543738683">
                <text:p>-111.6495437386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9.1329600975147">
                <text:p>-99.1329600975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7.2172284458136">
                <text:p>-97.21722844581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00.627171923503">
                <text:p>-100.6271719235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09.649545886358">
                <text:p>-109.649545886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07.257066246002">
                <text:p>-107.257066246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24.58081359893">
                <text:p>-124.580813598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16.806062494295">
                <text:p>-116.8060624942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21.181395735686">
                <text:p>-121.1813957356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16.703290840117">
                <text:p>-116.7032908401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17.346548314526">
                <text:p>-117.3465483145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11.544786233594">
                <text:p>-111.5447862335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6.591871563484">
                <text:p>-106.591871563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6.663928885354">
                <text:p>-106.6639288853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10.284111002638">
                <text:p>-110.2841110026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15.678604474649">
                <text:p>-115.6786044746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